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4-09-28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4-04-16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3-10-13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2-05-11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02598709677" calcext:value-type="float">
            <text:p>61.22025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972" calcext:value-type="float">
            <text:p>61.24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68358709677" calcext:value-type="float">
            <text:p>61.256835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20064516129" calcext:value-type="float">
            <text:p>61.2820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00552" calcext:value-type="float">
            <text:p>61.30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36952258065" calcext:value-type="float">
            <text:p>61.32369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37432" calcext:value-type="float">
            <text:p>61.34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9236129032" calcext:value-type="float">
            <text:p>61.368923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97528275862" calcext:value-type="float">
            <text:p>61.399752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32265806452" calcext:value-type="float">
            <text:p>61.43322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8495483871" calcext:value-type="float">
            <text:p>61.4584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60264" calcext:value-type="float">
            <text:p>61.47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1483870968" calcext:value-type="float">
            <text:p>61.5081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81472" calcext:value-type="float">
            <text:p>61.52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58348387097" calcext:value-type="float">
            <text:p>61.55583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5543225807" calcext:value-type="float">
            <text:p>61.560554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63208" calcext:value-type="float">
            <text:p>61.59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3087483871" calcext:value-type="float">
            <text:p>61.62308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2404" calcext:value-type="float">
            <text:p>61.65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3191483871" calcext:value-type="float">
            <text:p>61.69319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63691428571" calcext:value-type="float">
            <text:p>61.736369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81288888889" calcext:value-type="float">
            <text:p>62.358128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89798709677" calcext:value-type="float">
            <text:p>62.40897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8672" calcext:value-type="float">
            <text:p>62.46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3932903226" calcext:value-type="float">
            <text:p>62.48439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7153548387" calcext:value-type="float">
            <text:p>62.54171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73856" calcext:value-type="float">
            <text:p>62.59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6856774194" calcext:value-type="float">
            <text:p>62.66068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476" calcext:value-type="float">
            <text:p>62.736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66541935484" calcext:value-type="float">
            <text:p>62.82665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0654285714" calcext:value-type="float">
            <text:p>62.953065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90598709678" calcext:value-type="float">
            <text:p>63.049059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26296" calcext:value-type="float">
            <text:p>63.15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07168" calcext:value-type="float">
            <text:p>63.24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83308387097" calcext:value-type="float">
            <text:p>63.23833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29928" calcext:value-type="float">
            <text:p>63.16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90598709678" calcext:value-type="float">
            <text:p>63.049059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28830967742" calcext:value-type="float">
            <text:p>62.912883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22824" calcext:value-type="float">
            <text:p>62.76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98123870968" calcext:value-type="float">
            <text:p>62.62981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25192" calcext:value-type="float">
            <text:p>62.47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0784516129" calcext:value-type="float">
            <text:p>62.3207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2164" calcext:value-type="float">
            <text:p>62.27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73837419355" calcext:value-type="float">
            <text:p>62.29738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73664516129" calcext:value-type="float">
            <text:p>62.2573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75488" calcext:value-type="float">
            <text:p>62.27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41852903226" calcext:value-type="float">
            <text:p>62.34418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54584" calcext:value-type="float">
            <text:p>62.26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6869677419" calcext:value-type="float">
            <text:p>62.19168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18490322581" calcext:value-type="float">
            <text:p>62.11184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67136" calcext:value-type="float">
            <text:p>62.04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51344516129" calcext:value-type="float">
            <text:p>61.92513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0272" calcext:value-type="float">
            <text:p>61.96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78237419355" calcext:value-type="float">
            <text:p>62.00782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06988571429" calcext:value-type="float">
            <text:p>61.87069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4433548387" calcext:value-type="float">
            <text:p>61.88944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50823225806" calcext:value-type="float">
            <text:p>61.975082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87514482759" calcext:value-type="float">
            <text:p>62.0587514482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9189677419" calcext:value-type="float">
            <text:p>62.14291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72952" calcext:value-type="float">
            <text:p>62.077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1311483871" calcext:value-type="float">
            <text:p>61.89131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57478709678" calcext:value-type="float">
            <text:p>61.695747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53736" calcext:value-type="float">
            <text:p>61.485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91378064516" calcext:value-type="float">
            <text:p>61.23913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57912" calcext:value-type="float">
            <text:p>60.96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2743225807" calcext:value-type="float">
            <text:p>60.844274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3132" calcext:value-type="float">
            <text:p>60.87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58531612903" calcext:value-type="float">
            <text:p>60.91585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86523870968" calcext:value-type="float">
            <text:p>60.96865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65912" calcext:value-type="float">
            <text:p>61.01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71716129032" calcext:value-type="float">
            <text:p>61.06717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9136" calcext:value-type="float">
            <text:p>61.10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8275" calcext:value-type="float">
            <text:p>61.4848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89811612903" calcext:value-type="float">
            <text:p>61.55898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36525714286" calcext:value-type="float">
            <text:p>61.66365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36887741936" calcext:value-type="float">
            <text:p>61.76368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33878709677" calcext:value-type="float">
            <text:p>61.86338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4728" calcext:value-type="float">
            <text:p>61.92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61641290323" calcext:value-type="float">
            <text:p>61.80616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7964" calcext:value-type="float">
            <text:p>61.68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59331612903" calcext:value-type="float">
            <text:p>61.55593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0923870968" calcext:value-type="float">
            <text:p>61.44109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6216" calcext:value-type="float">
            <text:p>61.31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19313548387" calcext:value-type="float">
            <text:p>61.22193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93824" calcext:value-type="float">
            <text:p>61.14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16482580645" calcext:value-type="float">
            <text:p>61.02164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65933793103" calcext:value-type="float">
            <text:p>60.846593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94797419355" calcext:value-type="float">
            <text:p>60.77947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36787096774" calcext:value-type="float">
            <text:p>60.7736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57" calcext:value-type="float">
            <text:p>60.84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64136" calcext:value-type="float">
            <text:p>60.916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72848" calcext:value-type="float">
            <text:p>60.92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86872258065" calcext:value-type="float">
            <text:p>60.878687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3432" calcext:value-type="float">
            <text:p>60.7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3886451613" calcext:value-type="float">
            <text:p>60.59138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64144" calcext:value-type="float">
            <text:p>60.51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20482580645" calcext:value-type="float">
            <text:p>60.41204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00388571429" calcext:value-type="float">
            <text:p>60.40003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4549677419" calcext:value-type="float">
            <text:p>60.33545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96482580645" calcext:value-type="float">
            <text:p>60.25964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41544" calcext:value-type="float">
            <text:p>60.214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56750967742" calcext:value-type="float">
            <text:p>60.10567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29712" calcext:value-type="float">
            <text:p>59.99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8376516129" calcext:value-type="float">
            <text:p>59.81837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28531612903" calcext:value-type="float">
            <text:p>59.77285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9128" calcext:value-type="float">
            <text:p>59.72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31310967742" calcext:value-type="float">
            <text:p>59.56313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52048" calcext:value-type="float">
            <text:p>59.52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40103225806" calcext:value-type="float">
            <text:p>59.49401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8202" calcext:value-type="float">
            <text:p>59.528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52825806452" calcext:value-type="float">
            <text:p>59.59528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86428387097" calcext:value-type="float">
            <text:p>59.638642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83616" calcext:value-type="float">
            <text:p>59.73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9232516129" calcext:value-type="float">
            <text:p>59.80923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96088" calcext:value-type="float">
            <text:p>59.70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40449032258" calcext:value-type="float">
            <text:p>59.57404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67171612903" calcext:value-type="float">
            <text:p>59.44671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388" calcext:value-type="float">
            <text:p>59.36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52425806452" calcext:value-type="float">
            <text:p>59.27524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7796" calcext:value-type="float">
            <text:p>59.32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88054193548" calcext:value-type="float">
            <text:p>59.21880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8417142857" calcext:value-type="float">
            <text:p>59.09484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6052137931" calcext:value-type="float">
            <text:p>58.986052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43870967742" calcext:value-type="float">
            <text:p>58.9443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01944" calcext:value-type="float">
            <text:p>59.01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94129032258" calcext:value-type="float">
            <text:p>59.0894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74384" calcext:value-type="float">
            <text:p>59.05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84299354839" calcext:value-type="float">
            <text:p>58.91842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1357419355" calcext:value-type="float">
            <text:p>58.78913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24736" calcext:value-type="float">
            <text:p>58.60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4810322581" calcext:value-type="float">
            <text:p>58.40548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852" calcext:value-type="float">
            <text:p>58.37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29824516129" calcext:value-type="float">
            <text:p>58.42298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31776551724" calcext:value-type="float">
            <text:p>58.453177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5212903226" calcext:value-type="float">
            <text:p>58.55552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2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24116363636" calcext:value-type="float">
            <text:p>58.642411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46" meta:object-count="0"/>
    <meta:user-defined meta:name="AppVersion">3.0</meta:user-defined>
  </office:meta>
</office:document-meta>
</file>